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4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four</text:p>
          </table:table-cell>
          <table:table-cell office:value-type="string">
            <text:p>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Pearson</text:p>
          </table:table-cell>
          <table:table-cell table:number-columns-repeated="5"/>
          <table:table-cell table:style-name="ce1" office:value-type="string">
            <text:p>These are distances given by co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866025403784438">
            <text:p>-0.8660254038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.01562596">
            <text:p>0.01562596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">
            <text:p>-0.5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.16134198">
            <text:p>0.16134198</text:p>
          </table:table-cell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866025403784438">
            <text:p>0.8660254038</text:p>
          </table:table-cell>
          <table:table-cell/>
          <table:table-cell office:value-type="string">
            <text:p>xthree</text:p>
          </table:table-cell>
          <table:table-cell office:value-type="float" office:value="0.01562596">
            <text:p>0.01562596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42718214819468">
            <text:p>0.9427182148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.0486301442076">
            <text:p>0.0486301442</text:p>
          </table:table-cell>
          <table:table-cell office:value-type="float" office:value="0.16134198">
            <text:p>0.16134198</text:p>
          </table:table-cell>
          <table:table-cell office:value-type="float" office:value="0.0486301442076">
            <text:p>0.0486301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1">
            <text:p>0.10557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281">
            <text:p>0.10557281</text:p>
          </table:table-cell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style-name="ce1" office:value-type="string">
            <text:p>Mutual Inf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one</text:p>
          </table:table-cell>
          <table:table-cell table:number-columns-repeated="5"/>
          <table:table-cell office:value-type="string">
            <text:p>yone</text:p>
          </table:table-cell>
          <table:table-cell table:number-columns-repeated="4"/>
        </table:table-row>
        <table:table-row table:style-name="ro3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wo</text:p>
          </table:table-cell>
          <table:table-cell table:number-columns-repeated="5"/>
          <table:table-cell office:value-type="string">
            <text:p>ytwo</text:p>
          </table:table-cell>
          <table:table-cell table:number-columns-repeated="4"/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hree</text:p>
          </table:table-cell>
          <table:table-cell table:number-columns-repeated="5"/>
          <table:table-cell office:value-type="string">
            <text:p>ythree</text:p>
          </table:table-cell>
          <table:table-cell table:number-columns-repeated="4"/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four</text:p>
          </table:table-cell>
          <table:table-cell table:number-columns-repeated="5"/>
          <table:table-cell office:value-type="string">
            <text:p>yfour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6"/>
          <table:table-cell office:value-type="string">
            <text:p>normalized mutual info</text:p>
          </table:table-cell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o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thre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1-27T16:47:56</dc:date>
    <dc:creator>Joseph Moon</dc:creator>
    <meta:editing-duration>P2DT3H54M41S</meta:editing-duration>
    <meta:editing-cycles>69</meta:editing-cycles>
    <meta:generator>LibreOffice/3.5$Linux_X86_64 LibreOffice_project/350m1$Build-2</meta:generator>
    <meta:document-statistic meta:table-count="3" meta:cell-count="306" meta:object-count="0"/>
  </office:meta>
</office:document-meta>
</file>